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italic" fo:font-weight="normal" officeooo:rsid="000b9c34" officeooo:paragraph-rsid="000b9c34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3026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itch#show running-config </text:p>
      <text:p text:style-name="P1">Building configuration...</text:p>
      <text:p text:style-name="Text_20_body"/>
      <text:p text:style-name="P3">Current configuration : 1080 bytes</text:p>
      <text:p text:style-name="P3">!</text:p>
      <text:p text:style-name="P3">version 12.2</text:p>
      <text:p text:style-name="P3">no service timestamps log datetime msec</text:p>
      <text:p text:style-name="P3">no service timestamps debug datetime msec</text:p>
      <text:p text:style-name="P3">no service password-encryption</text:p>
      <text:p text:style-name="P3">!</text:p>
      <text:p text:style-name="P3">hostname Switch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spanning-tree mode pvst</text:p>
      <text:p text:style-name="P3">spanning-tree extend system-id</text:p>
      <text:p text:style-name="P3">!</text:p>
      <text:p text:style-name="P3">interface FastEthernet0/1</text:p>
      <text:p text:style-name="P3">!</text:p>
      <text:p text:style-name="P3">interface FastEthernet0/2</text:p>
      <text:p text:style-name="P3">!</text:p>
      <text:p text:style-name="P3">interface FastEthernet0/3</text:p>
      <text:p text:style-name="P3">!</text:p>
      <text:p text:style-name="P3">interface FastEthernet0/4</text:p>
      <text:p text:style-name="P3">!</text:p>
      <text:p text:style-name="P3">interface FastEthernet0/5</text:p>
      <text:p text:style-name="P3">!</text:p>
      <text:p text:style-name="P3">interface FastEthernet0/6</text:p>
      <text:p text:style-name="P3">!</text:p>
      <text:p text:style-name="P3">interface FastEthernet0/7</text:p>
      <text:p text:style-name="P3">!</text:p>
      <text:p text:style-name="P3">interface FastEthernet0/8</text:p>
      <text:p text:style-name="P3">!</text:p>
      <text:p text:style-name="P3">interface FastEthernet0/9</text:p>
      <text:p text:style-name="P3">!</text:p>
      <text:p text:style-name="P3">interface FastEthernet0/10</text:p>
      <text:p text:style-name="P3">!</text:p>
      <text:p text:style-name="P3">interface FastEthernet0/11</text:p>
      <text:p text:style-name="P3">!</text:p>
      <text:p text:style-name="P3">interface FastEthernet0/12</text:p>
      <text:p text:style-name="P3">!</text:p>
      <text:p text:style-name="P3"><text:soft-page-break/>interface FastEthernet0/13</text:p>
      <text:p text:style-name="P3">!</text:p>
      <text:p text:style-name="P3">interface FastEthernet0/14</text:p>
      <text:p text:style-name="P3">!</text:p>
      <text:p text:style-name="P3">interface FastEthernet0/15</text:p>
      <text:p text:style-name="P3">!</text:p>
      <text:p text:style-name="P3">interface FastEthernet0/16</text:p>
      <text:p text:style-name="P3">!</text:p>
      <text:p text:style-name="P3">interface FastEthernet0/17</text:p>
      <text:p text:style-name="P3">!</text:p>
      <text:p text:style-name="P3">interface FastEthernet0/18</text:p>
      <text:p text:style-name="P3">!</text:p>
      <text:p text:style-name="P3">interface FastEthernet0/19</text:p>
      <text:p text:style-name="P3">!</text:p>
      <text:p text:style-name="P3">interface FastEthernet0/20</text:p>
      <text:p text:style-name="P3">!</text:p>
      <text:p text:style-name="P3">interface FastEthernet0/21</text:p>
      <text:p text:style-name="P3">!</text:p>
      <text:p text:style-name="P3">interface FastEthernet0/22</text:p>
      <text:p text:style-name="P3">!</text:p>
      <text:p text:style-name="P3">interface FastEthernet0/23</text:p>
      <text:p text:style-name="P3">!</text:p>
      <text:p text:style-name="P3">interface FastEthernet0/24</text:p>
      <text:p text:style-name="P3">!</text:p>
      <text:p text:style-name="P3">interface GigabitEthernet0/1</text:p>
      <text:p text:style-name="P3">!</text:p>
      <text:p text:style-name="P3">interface GigabitEthernet0/2</text:p>
      <text:p text:style-name="P3">!</text:p>
      <text:p text:style-name="P3">interface Vlan1</text:p>
      <text:p text:style-name="P3">no ip address</text:p>
      <text:p text:style-name="P3">shutdown</text:p>
      <text:p text:style-name="P3">!</text:p>
      <text:p text:style-name="P3">!</text:p>
      <text:p text:style-name="P3">!</text:p>
      <text:p text:style-name="P3">!</text:p>
      <text:p text:style-name="P3">line con 0</text:p>
      <text:p text:style-name="P3">!</text:p>
      <text:p text:style-name="P3">line vty 0 4</text:p>
      <text:p text:style-name="P3">login</text:p>
      <text:p text:style-name="P3">line vty 5 15</text:p>
      <text:p text:style-name="P3">login</text:p>
      <text:p text:style-name="P3">!</text:p>
      <text:p text:style-name="P3">!</text:p>
      <text:p text:style-name="P3">!</text:p>
      <text:p text:style-name="P3">!</text:p>
      <text:p text:style-name="P3">end</text:p>
      <text:p text:style-name="P1"><text:soft-page-break/>Switch#conf t</text:p>
      <text:p text:style-name="P3">Enter configuration commands, one per line. End with CNTL/Z.</text:p>
      <text:p text:style-name="P3"/>
      <text:p text:style-name="P5">Switch(config)#hostname s1</text:p>
      <text:p text:style-name="P3"/>
      <text:p text:style-name="P5">s1(config)#line console 0</text:p>
      <text:p text:style-name="P3"/>
      <text:p text:style-name="P3"><text:span text:style-name="T1">s1(config-line)#password letmein</text:span></text:p>
      <text:p text:style-name="P3"/>
      <text:p text:style-name="P5">s1(config-line)#login</text:p>
      <text:p text:style-name="P5">s1(config-line)#exit</text:p>
      <text:p text:style-name="P5">s1(config)#exit</text:p>
      <text:p text:style-name="P3"/>
      <text:p text:style-name="P3">s1#</text:p>
      <text:p text:style-name="P3">%SYS-5-CONFIG_I: Configured from console by console</text:p>
      <text:p text:style-name="Text_20_body"/>
      <text:p text:style-name="P5">s1#exit</text:p>
      <text:p text:style-name="P5"/>
      <text:p text:style-name="P5">s1&gt;enable</text:p>
      <text:p text:style-name="P5">s1#conf t</text:p>
      <text:p text:style-name="P3">Enter configuration commands, one per line. End with CNTL/Z.</text:p>
      <text:p text:style-name="P3"/>
      <text:p text:style-name="P5">s1(config)#enable password c1$c0</text:p>
      <text:p text:style-name="P5">s1(config)#exit</text:p>
      <text:p text:style-name="P5"/>
      <text:p text:style-name="P3">s1#</text:p>
      <text:p text:style-name="P3">%SYS-5-CONFIG_I: Configured from console by console</text:p>
      <text:p text:style-name="Text_20_body"/>
      <text:p text:style-name="P5">s1#exit</text:p>
      <text:p text:style-name="P5"/>
      <text:p text:style-name="P5">s1#config t</text:p>
      <text:p text:style-name="P3">Enter configuration commands, one per line. End with CNTL/Z.</text:p>
      <text:p text:style-name="P3"/>
      <text:p text:style-name="P5">s1(config)#enable secret itsasecret</text:p>
      <text:p text:style-name="P5">s1(config)#exit</text:p>
      <text:p text:style-name="P4">s1#</text:p>
      <text:p text:style-name="P3">%SYS-5-CONFIG_I: Configured from console by console</text:p>
      <text:p text:style-name="Text_20_body"/>
      <text:p text:style-name="P5">s1#config t</text:p>
      <text:p text:style-name="P3">Enter configuration commands, one per line. End with CNTL/Z.</text:p>
      <text:p text:style-name="P3"/>
      <text:p text:style-name="P5">s1(config)#service password-encryption </text:p>
      <text:p text:style-name="P5">s1(config)#exit</text:p>
      <text:p text:style-name="P3">s1#</text:p>
      <text:p text:style-name="P3"><text:soft-page-break/>%SYS-5-CONFIG_I: Configured from console by console</text:p>
      <text:p text:style-name="P1"/>
      <text:p text:style-name="P1">s1#config t</text:p>
      <text:p text:style-name="P3">Enter configuration commands, one per line. End with CNTL/Z.</text:p>
      <text:p text:style-name="P3"/>
      <text:p text:style-name="P5">s1(config)#banner motd "This is a secure system. Authorized Acces Only"</text:p>
      <text:p text:style-name="P5">s1(config)#exit</text:p>
      <text:p text:style-name="P3">s1#</text:p>
      <text:p text:style-name="P3">%SYS-5-CONFIG_I: Configured from console by console</text:p>
      <text:p text:style-name="P1"/>
      <text:p text:style-name="P1">s1#copy running-config startup-config </text:p>
      <text:p text:style-name="P3">Destination filename [startup-config]? </text:p>
      <text:p text:style-name="P3">Building configuration...</text:p>
      <text:p text:style-name="P3">[OK]</text:p>
      <text:p text:style-name="P1"/>
      <text:p text:style-name="P2"><text:span text:style-name="T2">###</text:span>Pareil pour s2 (avec <text:span text:style-name="T3">hostname s2</text:span>), <text:span text:style-name="T2">pas obligé de &gt;exit &gt;exit à chaque vérification##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17T08:51:27.567485732</meta:creation-date>
    <meta:generator>LibreOffice/7.0.6.2$Linux_X86_64 LibreOffice_project/00$Build-2</meta:generator>
    <dc:date>2021-09-17T09:52:56.234070090</dc:date>
    <meta:editing-duration>PT15M39S</meta:editing-duration>
    <meta:editing-cycles>3</meta:editing-cycles>
    <meta:document-statistic meta:table-count="0" meta:image-count="0" meta:object-count="0" meta:page-count="4" meta:paragraph-count="131" meta:word-count="298" meta:character-count="2293" meta:non-whitespace-character-count="2122"/>
  </office:meta>
</office:document-meta>
</file>